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2f3" officeooo:paragraph-rsid="000a72f3"/>
    </style:style>
    <style:style style:name="P2" style:family="paragraph" style:parent-style-name="Standard">
      <style:text-properties officeooo:rsid="000ab796" officeooo:paragraph-rsid="000ab796"/>
    </style:style>
    <style:style style:name="P3" style:family="paragraph" style:parent-style-name="Standard">
      <style:text-properties officeooo:rsid="000b58d8" officeooo:paragraph-rsid="000b58d8"/>
    </style:style>
    <style:style style:name="T1" style:family="text">
      <style:text-properties officeooo:rsid="000cf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de gestion de clinique vétérinaire</text:p>
      <text:p text:style-name="P1">- Connexion</text:p>
      <text:p text:style-name="P1">- Gestions de différents vétérinaires</text:p>
      <text:p text:style-name="P1">- Gestion de différents animaux</text:p>
      <text:p text:style-name="P1">- Prise de rendez-vous</text:p>
      <text:p text:style-name="P1">- Prendre une photo de l’animal </text:p>
      <text:p text:style-name="P1">- Alerte de rendez-vous et rappel</text:p>
      <text:p text:style-name="P1">- Envoyer un sms de confirmation de rendez-vous</text:p>
      <text:p text:style-name="P2">- Lui permettre de voir son chiffre d’affaire</text:p>
      <text:p text:style-name="P3">- Faire une recherche des animaux <text:span text:style-name="T1">- clients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1:00:48.003000000</meta:creation-date>
    <dc:date>2019-06-17T11:05:43.718000000</dc:date>
    <meta:editing-duration>PT4M54S</meta:editing-duration>
    <meta:editing-cycles>4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0" meta:word-count="58" meta:character-count="347" meta:non-whitespace-character-count="298"/>
  </office:meta>
</office:document-meta>
</file>